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0000002D320E42C6D26C293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808080" draw:marker-start-width="0.242cm" draw:marker-end-width="0.242cm" draw:fill-color="#ffffff" fo:min-height="0.689cm" fo:padding-top="0.139cm" fo:padding-bottom="0.139cm" fo:padding-left="0.264cm" fo:padding-right="0.264cm"/>
    </style:style>
    <style:style style:name="gr3" style:family="graphic" style:parent-style-name="textbody">
      <style:graphic-properties draw:fill="solid" draw:fill-color="#996699" draw:opacity="50%" draw:auto-grow-height="true" draw:auto-grow-width="false" fo:max-height="0cm" fo:min-height="0.605cm" draw:shadow-opacity="50%"/>
    </style:style>
    <style:style style:name="gr4" style:family="graphic" style:parent-style-name="textbody">
      <style:graphic-properties draw:fill="solid" draw:fill-color="#cccc99" draw:opacity="50%" draw:auto-grow-height="true" draw:auto-grow-width="false" fo:max-height="0cm" fo:min-height="0.678cm" draw:shadow-opacity="50%"/>
    </style:style>
    <style:style style:name="gr5" style:family="graphic" style:parent-style-name="textbody">
      <style:graphic-properties draw:fill="solid" draw:fill-color="#336633" draw:opacity="50%" draw:auto-grow-height="true" draw:auto-grow-width="false" fo:max-height="0cm" fo:min-height="0.624cm" draw:shadow-opacity="50%"/>
    </style:style>
    <style:style style:name="gr6" style:family="graphic" style:parent-style-name="textbody">
      <style:graphic-properties draw:fill="solid" draw:fill-color="#6699cc" draw:opacity="50%" draw:auto-grow-height="true" draw:auto-grow-width="false" fo:max-height="0cm" fo:min-height="0.798cm" draw:shadow-opacity="50%"/>
    </style:style>
    <style:style style:name="gr7" style:family="graphic" style:parent-style-name="textbody">
      <style:graphic-properties draw:fill="solid" draw:fill-color="#b2b2b2" draw:opacity="50%" draw:auto-grow-height="true" draw:auto-grow-width="false" fo:max-height="0cm" fo:min-height="0.678cm" draw:shadow-opacity="50%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2.898cm" fo:min-width="0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.102cm" svg:stroke-color="#111111" draw:marker-start-width="0.433cm" draw:marker-end-width="0.433cm" draw:fill="none" draw:textarea-vertical-align="middle" fo:padding-top="0.15cm" fo:padding-bottom="0.15cm" fo:padding-left="0.275cm" fo:padding-right="0.275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.203cm" fo:margin-bottom="0cm"/>
      <style:text-properties fo:color="#333333" fo:font-size="18pt"/>
    </style:style>
    <style:style style:name="P3" style:family="paragraph">
      <loext:graphic-properties draw:fill-color="#ffffff"/>
      <style:paragraph-properties fo:margin-top="0.203cm" fo:margin-bottom="0cm"/>
      <style:text-properties fo:color="#333333" fo:font-size="18pt"/>
    </style:style>
    <style:style style:name="P4" style:family="paragraph">
      <style:text-properties fo:font-size="14pt"/>
    </style:style>
    <style:style style:name="P5" style:family="paragraph">
      <loext:graphic-properties draw:fill="solid" draw:fill-color="#996699" draw:opacity="50%"/>
      <style:text-properties fo:font-size="14pt"/>
    </style:style>
    <style:style style:name="P6" style:family="paragraph">
      <loext:graphic-properties draw:fill="solid" draw:fill-color="#cccc99" draw:opacity="50%"/>
      <style:text-properties fo:font-size="14pt"/>
    </style:style>
    <style:style style:name="P7" style:family="paragraph">
      <loext:graphic-properties draw:fill="solid" draw:fill-color="#336633" draw:opacity="50%"/>
      <style:text-properties fo:font-size="14pt"/>
    </style:style>
    <style:style style:name="P8" style:family="paragraph">
      <loext:graphic-properties draw:fill="solid" draw:fill-color="#6699cc" draw:opacity="50%"/>
      <style:text-properties fo:font-size="14pt"/>
    </style:style>
    <style:style style:name="P9" style:family="paragraph">
      <loext:graphic-properties draw:fill="solid" draw:fill-color="#b2b2b2" draw:opacity="50%"/>
      <style:text-properties fo:font-size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21.195cm" svg:height="10.406cm" svg:x="6.551cm" svg:y="7.442cm">
            <draw:image xlink:href="Pictures/10000000000005C0000002D320E42C6D26C29340.png" xlink:type="simple" xlink:show="embed" xlink:actuate="onLoad">
              <text:p/>
            </draw:image>
          </draw:frame>
          <draw:frame draw:style-name="gr2" draw:text-style-name="P3" draw:layer="layout" svg:width="4.247cm" svg:height="0.991cm" svg:x="8.453cm" svg:y="8.177cm">
            <draw:text-box>
              <text:p text:style-name="P2">Eigenvalues</text:p>
            </draw:text-box>
          </draw:frame>
          <draw:frame draw:style-name="gr3" draw:text-style-name="P5" xml:id="id2" draw:id="id2" draw:layer="layout" svg:width="4.064cm" svg:height="0.605cm" svg:x="0.254cm" svg:y="8.801cm">
            <draw:text-box>
              <text:p text:style-name="P4">age related </text:p>
            </draw:text-box>
          </draw:frame>
          <draw:frame draw:style-name="gr4" draw:text-style-name="P6" xml:id="id6" draw:id="id6" draw:layer="layout" svg:width="4.164cm" svg:height="1.111cm" svg:x="0.254cm" svg:y="12.377cm">
            <draw:text-box>
              <text:p text:style-name="P4">basement features </text:p>
            </draw:text-box>
          </draw:frame>
          <draw:frame draw:style-name="gr5" draw:text-style-name="P7" xml:id="id8" draw:id="id8" draw:layer="layout" svg:width="4.064cm" svg:height="0.624cm" svg:x="0.254cm" svg:y="13.946cm">
            <draw:text-box>
              <text:p text:style-name="P4">size, area (sq-ft)</text:p>
            </draw:text-box>
          </draw:frame>
          <draw:frame draw:style-name="gr6" draw:text-style-name="P8" xml:id="id10" draw:id="id10" draw:layer="layout" svg:width="4.064cm" svg:height="0.798cm" svg:x="0.254cm" svg:y="15.796cm">
            <draw:text-box>
              <text:p text:style-name="P4">condition, quality</text:p>
            </draw:text-box>
          </draw:frame>
          <draw:frame draw:style-name="gr7" draw:text-style-name="P9" xml:id="id4" draw:id="id4" draw:layer="layout" svg:width="4.064cm" svg:height="0.678cm" svg:x="0.254cm" svg:y="11.076cm">
            <draw:text-box>
              <text:p text:style-name="P4">amenities</text:p>
            </draw:text-box>
          </draw:frame>
          <draw:custom-shape draw:style-name="gr8" draw:text-style-name="P1" draw:layer="layout" svg:width="0.9cm" svg:height="3.148cm" svg:x="6.776cm" svg:y="11.10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xml:id="id1" draw:id="id1" draw:layer="layout" svg:width="0.9cm" svg:height="1.199cm" svg:x="7.226cm" svg:y="10.651cm">
            <draw:text-box>
              <text:p>{</text:p>
            </draw:text-box>
          </draw:frame>
          <draw:frame draw:style-name="gr9" draw:text-style-name="P10" xml:id="id3" draw:id="id3" draw:layer="layout" svg:width="0.9cm" svg:height="1.199cm" svg:x="7.226cm" svg:y="11.436cm">
            <draw:text-box>
              <text:p>{</text:p>
            </draw:text-box>
          </draw:frame>
          <draw:frame draw:style-name="gr9" draw:text-style-name="P10" xml:id="id5" draw:id="id5" draw:layer="layout" svg:width="0.9cm" svg:height="1.199cm" svg:x="7.226cm" svg:y="12.288cm">
            <draw:text-box>
              <text:p>{</text:p>
            </draw:text-box>
          </draw:frame>
          <draw:frame draw:style-name="gr10" draw:text-style-name="P10" xml:id="id7" draw:id="id7" draw:layer="layout" svg:width="0.9cm" svg:height="1.199cm" svg:x="7.226cm" svg:y="13.126cm">
            <draw:text-box>
              <text:p>{</text:p>
            </draw:text-box>
          </draw:frame>
          <draw:frame draw:style-name="gr11" draw:text-style-name="P10" xml:id="id9" draw:id="id9" draw:layer="layout" svg:width="0.9cm" svg:height="1.199cm" svg:x="7.226cm" svg:y="13.863cm">
            <draw:text-box>
              <text:p>{</text:p>
            </draw:text-box>
          </draw:frame>
          <draw:connector draw:style-name="gr12" draw:text-style-name="P11" draw:layer="layout" svg:x1="7.226cm" svg:y1="11.25cm" svg:x2="4.318cm" svg:y2="9.103cm" draw:start-shape="id1" draw:end-shape="id2" svg:d="M7226 11250h-1454v-2147h-1454" svg:viewBox="0 0 2909 2148">
            <text:p/>
          </draw:connector>
          <draw:connector draw:style-name="gr12" draw:text-style-name="P11" draw:layer="layout" svg:x1="7.226cm" svg:y1="12.035cm" svg:x2="4.318cm" svg:y2="11.415cm" draw:start-shape="id3" draw:start-glue-point="3" draw:end-shape="id4" draw:end-glue-point="1" svg:d="M7226 12035h-1454v-620h-1454" svg:viewBox="0 0 2909 621">
            <text:p/>
          </draw:connector>
          <draw:connector draw:style-name="gr12" draw:text-style-name="P11" draw:layer="layout" svg:x1="7.226cm" svg:y1="12.887cm" svg:x2="4.418cm" svg:y2="12.932cm" draw:start-shape="id5" draw:start-glue-point="3" draw:end-shape="id6" svg:d="M7226 12887h-1404v45h-1404" svg:viewBox="0 0 2809 46">
            <text:p/>
          </draw:connector>
          <draw:connector draw:style-name="gr12" draw:text-style-name="P11" draw:layer="layout" svg:x1="7.226cm" svg:y1="13.725cm" svg:x2="4.318cm" svg:y2="14.258cm" draw:start-shape="id7" draw:start-glue-point="3" draw:end-shape="id8" svg:d="M7226 13725h-1454v533h-1454" svg:viewBox="0 0 2909 534">
            <text:p/>
          </draw:connector>
          <draw:connector draw:style-name="gr12" draw:text-style-name="P11" draw:layer="layout" svg:x1="7.226cm" svg:y1="14.462cm" svg:x2="4.318cm" svg:y2="16.195cm" draw:start-shape="id9" draw:start-glue-point="3" draw:end-shape="id10" svg:d="M7226 14462h-1454v1733h-1454" svg:viewBox="0 0 2909 1734">
            <text:p/>
          </draw:connector>
          <draw:line draw:style-name="gr13" draw:text-style-name="P11" draw:layer="layout" svg:x1="7.98cm" svg:y1="14.77cm" svg:x2="26.924cm" svg:y2="14.77cm">
            <text:p/>
          </draw:line>
        </draw:g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Normal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fo:padding-top="0cm" fo:padding-bottom="0cm" fo:padding-left="0cm" fo:padding-right="0cm"/>
      <style:paragraph-properties>
        <style:tab-stops/>
      </style:paragraph-properties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9T00:32:25.160099731</meta:creation-date>
    <dc:date>2017-07-29T09:38:36.835050186</dc:date>
    <meta:editing-duration>PT24M</meta:editing-duration>
    <meta:editing-cycles>4</meta:editing-cycles>
    <meta:generator>LibreOffice/5.1.6.2$Linux_X86_64 LibreOffice_project/10m0$Build-2</meta:generator>
    <meta:document-statistic meta:object-count="43"/>
  </office:meta>
</office:document-meta>
</file>